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68ad" officeooo:paragraph-rsid="000868ad"/>
    </style:style>
    <style:style style:name="P2" style:family="paragraph" style:parent-style-name="Text_20_body">
      <style:text-properties style:text-underline-style="none" officeooo:rsid="0008e0f9" officeooo:paragraph-rsid="0008e0f9"/>
    </style:style>
    <style:style style:name="P3" style:family="paragraph" style:parent-style-name="Text_20_body">
      <style:text-properties fo:font-weight="bold" officeooo:rsid="000868ad" officeooo:paragraph-rsid="000868ad" style:font-weight-asian="bold" style:font-weight-complex="bold"/>
    </style:style>
    <style:style style:name="P4" style:family="paragraph" style:parent-style-name="Text_20_body">
      <style:text-properties fo:font-size="11pt" officeooo:rsid="000868ad" officeooo:paragraph-rsid="000868ad" style:font-size-asian="11pt" style:font-size-complex="11pt"/>
    </style:style>
    <style:style style:name="P5" style:family="paragraph" style:parent-style-name="Text_20_body">
      <style:text-properties fo:font-size="11pt" officeooo:rsid="0008e0f9" officeooo:paragraph-rsid="0008e0f9" style:font-size-asian="11pt" style:font-size-complex="11pt"/>
    </style:style>
    <style:style style:name="P6" style:family="paragraph" style:parent-style-name="Text_20_body">
      <style:text-properties fo:font-size="11pt" style:text-underline-style="solid" style:text-underline-width="auto" style:text-underline-color="font-color" officeooo:rsid="000868ad" officeooo:paragraph-rsid="000868ad" style:font-size-asian="11pt" style:font-size-complex="11pt"/>
    </style:style>
    <style:style style:name="P7" style:family="paragraph" style:parent-style-name="Text_20_body">
      <style:text-properties fo:font-size="11pt" style:text-underline-style="solid" style:text-underline-width="auto" style:text-underline-color="font-color" officeooo:rsid="0008e0f9" officeooo:paragraph-rsid="0008e0f9" style:font-size-asian="11pt" style:font-size-complex="11pt"/>
    </style:style>
    <style:style style:name="P8" style:family="paragraph" style:parent-style-name="Text_20_body">
      <style:text-properties fo:font-size="11pt" style:text-underline-style="none" officeooo:rsid="0008e0f9" officeooo:paragraph-rsid="0008e0f9" style:font-size-asian="11pt" style:font-size-complex="11pt"/>
    </style:style>
    <style:style style:name="P9" style:family="paragraph" style:parent-style-name="Text_20_body">
      <style:text-properties fo:font-size="12pt" fo:font-weight="bold" officeooo:rsid="000868ad" officeooo:paragraph-rsid="000868ad" style:font-size-asian="12pt" style:font-weight-asian="bold" style:font-size-complex="12pt" style:font-weight-complex="bold"/>
    </style:style>
    <style:style style:name="P10" style:family="paragraph" style:parent-style-name="Heading_20_1">
      <style:text-properties officeooo:rsid="000868ad" officeooo:paragraph-rsid="000868ad"/>
    </style:style>
    <style:style style:name="P11" style:family="paragraph" style:parent-style-name="Heading_20_1">
      <style:text-properties officeooo:rsid="000a28e7" officeooo:paragraph-rsid="000a28e7"/>
    </style:style>
    <style:style style:name="T1" style:family="text">
      <style:text-properties officeooo:rsid="000868a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e0f9"/>
    </style:style>
    <style:style style:name="T4" style:family="text">
      <style:text-properties officeooo:rsid="0009d033"/>
    </style:style>
    <style:style style:name="T5" style:family="text">
      <style:text-properties officeooo:rsid="000a2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<text:span text:style-name="T1">lgorithme pour la sélection/re-sélection</text:span></text:p>
      <text:h text:style-name="P10" text:outline-level="1">Algorithme de sélection</text:h>
      <text:p text:style-name="P3">function <text:span text:style-name="T4">m</text:span>obileSelectionUMTS</text:p>
      <text:p text:style-name="P4"><text:span text:style-name="T2">input</text:span> </text:p>
      <text:p text:style-name="P4"><text:tab/><text:span text:style-name="T3">int frequenceUMTS</text:span></text:p>
      <text:p text:style-name="P6">output</text:p>
      <text:p text:style-name="P4"><text:tab/><text:span text:style-name="T3">Cell selectedCell</text:span></text:p>
      <text:p text:style-name="P7">body</text:p>
      <text:p text:style-name="P8">selectedCell ← null</text:p>
      <text:p text:style-name="P5">while candidateCell = getSignal(frequenceUMTS)</text:p>
      <text:p text:style-name="P5"><text:tab/>if candidateCell.signalStrength &gt; minimumSignalStrength<text:span text:style-name="T5">UMTS</text:span></text:p>
      <text:p text:style-name="P5"><text:tab/><text:tab/>if updateSelectedCell(candidateCell)</text:p>
      <text:p text:style-name="P5"><text:tab/><text:tab/><text:tab/>selectedCell ← candidateCell</text:p>
      <text:p text:style-name="P5"><text:tab/><text:tab/><text:tab/>break</text:p>
      <text:p text:style-name="P5"><text:tab/><text:tab/>end if</text:p>
      <text:p text:style-name="P5"><text:tab/>end if</text:p>
      <text:p text:style-name="P5">end while</text:p>
      <text:p text:style-name="P5"/>
      <text:p text:style-name="P9">function <text:span text:style-name="T4">m</text:span>obileSelectionGSM</text:p>
      <text:p text:style-name="P4"><text:span text:style-name="T2">input</text:span></text:p>
      <text:p text:style-name="P4"><text:tab/><text:span text:style-name="T3">int frequenceGSM</text:span></text:p>
      <text:p text:style-name="P4"><text:span text:style-name="T2">output</text:span></text:p>
      <text:p text:style-name="P4"><text:tab/><text:span text:style-name="T3">Cell</text:span> <text:span text:style-name="T3">selectedCell</text:span></text:p>
      <text:p text:style-name="P6">body</text:p>
      <text:p text:style-name="P8">selectedCell ← null</text:p>
      <text:p text:style-name="P5">while candidateCell = getSignal(frequence<text:span text:style-name="T5">GSM</text:span>)</text:p>
      <text:p text:style-name="P5"><text:tab/>if candidateCell.signalStrength &gt; <text:span text:style-name="T5">minimumSignalStrengthGSM</text:span></text:p>
      <text:p text:style-name="P5"><text:tab/><text:tab/>if selectedCell != null AND candidateCell.signalStrength &gt; selectedCell.signalStrength</text:p>
      <text:p text:style-name="P5"><text:tab/><text:tab/><text:tab/>if updateSelectedCell(candidateCell)</text:p>
      <text:p text:style-name="P5"><text:tab/><text:tab/><text:tab/><text:tab/>selectedCell ← candidat<text:span text:style-name="T4">e</text:span>Cell</text:p>
      <text:p text:style-name="P5"><text:tab/><text:tab/><text:tab/>end if</text:p>
      <text:p text:style-name="P5"><text:tab/><text:tab/>else if updateSelectedCell(candidateCell)</text:p>
      <text:p text:style-name="P5"><text:tab/><text:tab/><text:tab/>selectedCell ← candidateCell</text:p>
      <text:p text:style-name="P5"><text:tab/><text:tab/>end if</text:p>
      <text:p text:style-name="P5"><text:tab/>end if</text:p>
      <text:p text:style-name="P8">end while</text:p>
      <text:p text:style-name="P2"><text:tab/></text:p>
      <text:h text:style-name="P11" text:outline-level="1"><text:soft-page-break/>Agorithme de re-sélection</text:h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22:51:21.617186000</meta:creation-date>
    <meta:generator>LibreOffice/4.1.4.2$MacOSX_x86 LibreOffice_project/0a0440ccc0227ad9829de5f46be37cfb6edcf72</meta:generator>
    <dc:date>2014-04-13T23:56:39.349456000</dc:date>
    <meta:editing-duration>PT22M24S</meta:editing-duration>
    <meta:editing-cycles>3</meta:editing-cycles>
    <meta:document-statistic meta:table-count="0" meta:image-count="0" meta:object-count="0" meta:page-count="2" meta:paragraph-count="39" meta:word-count="89" meta:character-count="864" meta:non-whitespace-character-count="770"/>
  </office:meta>
</office:document-meta>
</file>